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</office:automatic-styles>
  <office:body>
    <office:text>
      <text:p text:style-name="Title">Отчет по лабораторной работе №1</text:p>
      <text:p text:style-name="Author">Уманский Александр, ПМ-43</text:p>
      <text:h text:style-name="Heading_20_1" text:outline-level="1"><text:bookmark-start text:name="вариант-x"/>Вариант X<text:bookmark-end text:name="вариант-x"/></text:h>
      <text:h text:style-name="Heading_20_2" text:outline-level="2"><text:bookmark-start text:name="задание-1"/>Задание 1<text:bookmark-end text:name="задание-1"/></text:h>
      <text:p text:style-name="First_20_paragraph">В соответствии с вариантом задания, написать на C++ программу программу, реализующую многопоточность на основе технологии OpenMP: она должна вычислять значение функции с помощью редукции. Измерять время работы программ для различных значений параметра N. Результаты занести в отчёт.</text:p>
      <text:p text:style-name="Text_20_body">Текст задания варианта</text:p>
      <text:p text:style-name="Text_20_body">Параллельно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</text:p>
            </table:table-cell>
            <table:table-cell table:style-name="TableHeaderRowCell" office:value-type="string">
              <text:p text:style-name="Table_20_Heading">Количество потоков</text:p>
            </table:table-cell>
            <table:table-cell table:style-name="TableHeaderRowCell" office:value-type="string">
              <text:p text:style-name="Table_20_Heading">Время обработки</text:p>
            </table:table-cell>
          </table:table-row>
        </table:table-header-rows>
        <table:table-row>
          <table:table-cell table:style-name="TableRowCell" office:value-type="string">
            <text:p text:style-name="Table_20_Contents">100</text:p>
          </table:table-cell>
          <table:table-cell table:style-name="TableRowCell" office:value-type="string">
            <text:p text:style-name="Table_20_Contents">1</text:p>
          </table:table-cell>
          <table:table-cell table:style-name="TableRowCell" office:value-type="string">
            <text:p text:style-name="Table_20_Contents">микросекунд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100</text:p>
          </table:table-cell>
          <table:table-cell table:style-name="TableRowCell" office:value-type="string">
            <text:p text:style-name="Table_20_Contents">1</text:p>
          </table:table-cell>
          <table:table-cell table:style-name="TableRowCell" office:value-type="string">
            <text:p text:style-name="Table_20_Contents">микросекунд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100</text:p>
          </table:table-cell>
          <table:table-cell table:style-name="TableRowCell" office:value-type="string">
            <text:p text:style-name="Table_20_Contents">1</text:p>
          </table:table-cell>
          <table:table-cell table:style-name="TableRowCell" office:value-type="string">
            <text:p text:style-name="Table_20_Contents">микросекунд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100</text:p>
          </table:table-cell>
          <table:table-cell table:style-name="TableRowCell" office:value-type="string">
            <text:p text:style-name="Table_20_Contents">1</text:p>
          </table:table-cell>
          <table:table-cell table:style-name="TableRowCell" office:value-type="string">
            <text:p text:style-name="Table_20_Contents">микросекунд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</table:table>
      <text:h text:style-name="Heading_20_2" text:outline-level="2"><text:bookmark-start text:name="задание-2"/>Задание 2<text:bookmark-end text:name="задание-2"/></text:h>
      <text:p text:style-name="First_20_paragraph">Модифицировать программу, составленную по Заданию 1, убрав возможность параллельного использования вычислительных ресурсов. Измерять время работы программы для тех же значений параметров, что были использованы при выполнении Задания 1. Результаты сравнить и занести в отчёт.</text:p>
      <text:p text:style-name="Text_20_body">Последовательно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Table_20_Heading">N</text:p>
            </table:table-cell>
            <table:table-cell table:style-name="TableHeaderRowCell" office:value-type="string">
              <text:p text:style-name="Table_20_Heading">Количество потоков</text:p>
            </table:table-cell>
            <table:table-cell table:style-name="TableHeaderRowCell" office:value-type="string">
              <text:p text:style-name="Table_20_Heading">Время обработки</text:p>
            </table:table-cell>
          </table:table-row>
        </table:table-header-rows>
        <table:table-row>
          <table:table-cell table:style-name="TableRowCell" office:value-type="string">
            <text:p text:style-name="Table_20_Contents">100</text:p>
          </table:table-cell>
          <table:table-cell table:style-name="TableRowCell" office:value-type="string">
            <text:p text:style-name="Table_20_Contents">1</text:p>
          </table:table-cell>
          <table:table-cell table:style-name="TableRowCell" office:value-type="string">
            <text:p text:style-name="Table_20_Contents">микросекунд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100</text:p>
          </table:table-cell>
          <table:table-cell table:style-name="TableRowCell" office:value-type="string">
            <text:p text:style-name="Table_20_Contents">1</text:p>
          </table:table-cell>
          <table:table-cell table:style-name="TableRowCell" office:value-type="string">
            <text:p text:style-name="Table_20_Contents">микросекунд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100</text:p>
          </table:table-cell>
          <table:table-cell table:style-name="TableRowCell" office:value-type="string">
            <text:p text:style-name="Table_20_Contents">1</text:p>
          </table:table-cell>
          <table:table-cell table:style-name="TableRowCell" office:value-type="string">
            <text:p text:style-name="Table_20_Contents">микросекунд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100</text:p>
          </table:table-cell>
          <table:table-cell table:style-name="TableRowCell" office:value-type="string">
            <text:p text:style-name="Table_20_Contents">1</text:p>
          </table:table-cell>
          <table:table-cell table:style-name="TableRowCell" office:value-type="string">
            <text:p text:style-name="Table_20_Contents">микросекунд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</table:table>
      <text:h text:style-name="Heading_20_2" text:outline-level="2"><text:bookmark-start text:name="вывод"/>Вывод:<text:bookmark-end text:name="вывод"/></text:h>
      <text:p text:style-name="First_20_paragraph">Параллелизация дает выигрыш в производительности по сравнению с последовательным исполнением программы в ситуациях, когда “стоимость” создания пула потоков меньше, чем последовательная обработка данных. Чем разница больше, тем различие существеннее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7.2</meta:generator>
    <dc:title>Отчет по лабораторной работе №1</dc:title>
    <dc:description/>
    <dc:subject/>
    <meta:keyword/>
    <meta:initial-creator>Уманский Александр, ПМ-43</meta:initial-creator>
    <dc:creator>Уманский Александр, ПМ-43</dc:creator>
    <meta:creation-date>2019-08-27T17:32:53Z</meta:creation-date>
    <dc:date>2019-08-27T17:32:53Z</dc:date>
  </office:meta>
</office:document-meta>
</file>